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11.391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5" table:number-rows-spanned="1">
            <text:p>Donation Box Bill of Material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Items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Source</text:p>
          </table:table-cell>
        </table:table-row>
        <table:table-row table:style-name="ro2">
          <table:table-cell table:style-name="ce3" office:value-type="string" table:number-columns-spanned="5" table:number-rows-spanned="1">
            <text:p>Case</text:p>
          </table:table-cell>
          <table:covered-table-cell table:number-columns-repeated="4"/>
        </table:table-row>
        <table:table-row table:style-name="ro3">
          <table:table-cell/>
          <table:table-cell office:value-type="string">
            <text:p>MDF</text:p>
          </table:table-cell>
          <table:table-cell office:value-type="string">
            <text:p>8mm ca. 1m<text:span text:style-name="T1">2</text:span></text:p>
          </table:table-cell>
          <table:table-cell table:style-name="ce6" office:value-type="currency" office:currency="EUR" office:value="8">
            <text:p>8.00 €</text:p>
          </table:table-cell>
          <table:table-cell office:value-type="string">
            <text:p>Praktiker</text:p>
          </table:table-cell>
        </table:table-row>
        <table:table-row table:style-name="ro3">
          <table:table-cell/>
          <table:table-cell office:value-type="string">
            <text:p>Plywood</text:p>
          </table:table-cell>
          <table:table-cell office:value-type="string">
            <text:p>4mm ca. 1/4m<text:span text:style-name="T1">2</text:span></text:p>
          </table:table-cell>
          <table:table-cell table:style-name="ce6" office:value-type="currency" office:currency="EUR" office:value="3">
            <text:p>3.00 €</text:p>
          </table:table-cell>
          <table:table-cell office:value-type="string">
            <text:p>Praktiker</text:p>
          </table:table-cell>
        </table:table-row>
        <table:table-row table:style-name="ro3">
          <table:table-cell/>
          <table:table-cell office:value-type="string">
            <text:p>Chipboard</text:p>
          </table:table-cell>
          <table:table-cell office:value-type="string">
            <text:p>16mm ca. 1m<text:span text:style-name="T1">2</text:span></text:p>
          </table:table-cell>
          <table:table-cell table:style-name="ce6" office:value-type="currency" office:currency="EUR" office:value="8">
            <text:p>8.00 €</text:p>
          </table:table-cell>
          <table:table-cell office:value-type="string">
            <text:p>Praktiker</text:p>
          </table:table-cell>
        </table:table-row>
        <table:table-row table:style-name="ro2">
          <table:table-cell/>
          <table:table-cell office:value-type="string">
            <text:p>Power off Button</text:p>
          </table:table-cell>
          <table:table-cell/>
          <table:table-cell table:style-name="ce6" office:value-type="currency" office:currency="EUR" office:value="0.5">
            <text:p>0.50 €</text:p>
          </table:table-cell>
          <table:table-cell office:value-type="string">
            <text:p>Local electronics store</text:p>
          </table:table-cell>
        </table:table-row>
        <table:table-row table:style-name="ro3">
          <table:table-cell/>
          <table:table-cell office:value-type="string">
            <text:p>Hinge</text:p>
          </table:table-cell>
          <table:table-cell office:value-type="string">
            <text:p>2x</text:p>
          </table:table-cell>
          <table:table-cell table:style-name="ce6" office:value-type="currency" office:currency="EUR" office:value="4">
            <text:p>4.00 €</text:p>
          </table:table-cell>
          <table:table-cell office:value-type="string">
            <text:p>Praktiker</text:p>
          </table:table-cell>
        </table:table-row>
        <table:table-row table:style-name="ro3">
          <table:table-cell/>
          <table:table-cell office:value-type="string">
            <text:p>Screws</text:p>
          </table:table-cell>
          <table:table-cell/>
          <table:table-cell table:style-name="ce6" office:value-type="currency" office:currency="EUR" office:value="4">
            <text:p>4.00 €</text:p>
          </table:table-cell>
          <table:table-cell office:value-type="string">
            <text:p>Praktiker</text:p>
          </table:table-cell>
        </table:table-row>
        <table:table-row table:style-name="ro2">
          <table:table-cell table:number-columns-repeated="2"/>
          <table:table-cell office:value-type="string">
            <text:p>40x 3mmx16mm</text:p>
          </table:table-cell>
          <table:table-cell table:style-name="ce6" office:value-type="currency" office:currency="EUR" office:value="0.5">
            <text:p>0.50 €</text:p>
          </table:table-cell>
          <table:table-cell office:value-type="string">
            <text:p>Local Hardware store</text:p>
          </table:table-cell>
        </table:table-row>
        <table:table-row table:style-name="ro2">
          <table:table-cell table:number-columns-repeated="2"/>
          <table:table-cell office:value-type="string">
            <text:p>4x M4 20mm</text:p>
          </table:table-cell>
          <table:table-cell table:style-name="ce6" office:value-type="currency" office:currency="EUR" office:value="0.1">
            <text:p>0.10 €</text:p>
          </table:table-cell>
          <table:table-cell/>
        </table:table-row>
        <table:table-row table:style-name="ro2">
          <table:table-cell/>
          <table:table-cell office:value-type="string">
            <text:p>Nuts</text:p>
          </table:table-cell>
          <table:table-cell office:value-type="string">
            <text:p>4x M4</text:p>
          </table:table-cell>
          <table:table-cell table:style-name="ce6" office:value-type="currency" office:currency="EUR" office:value="0.1">
            <text:p>0.10 €</text:p>
          </table:table-cell>
          <table:table-cell/>
        </table:table-row>
        <table:table-row table:style-name="ro3">
          <table:table-cell/>
          <table:table-cell office:value-type="string">
            <text:p>Angles</text:p>
          </table:table-cell>
          <table:table-cell office:value-type="string">
            <text:p>12x</text:p>
          </table:table-cell>
          <table:table-cell table:style-name="ce6" office:value-type="currency" office:currency="EUR" office:value="3.6">
            <text:p>3.60 €</text:p>
          </table:table-cell>
          <table:table-cell/>
        </table:table-row>
        <table:table-row table:style-name="ro2">
          <table:table-cell/>
          <table:table-cell office:value-type="string">
            <text:p>Lock</text:p>
          </table:table-cell>
          <table:table-cell office:value-type="string">
            <text:p>D19XL22</text:p>
          </table:table-cell>
          <table:table-cell table:style-name="ce6" office:value-type="currency" office:currency="EUR" office:value="9">
            <text:p>9.00 €</text:p>
          </table:table-cell>
          <table:table-cell office:value-type="string">
            <text:p>Local Hardware store</text:p>
          </table:table-cell>
        </table:table-row>
        <table:table-row table:style-name="ro2">
          <table:table-cell table:style-name="ce4" office:value-type="string" table:number-columns-spanned="5" table:number-rows-spanned="1">
            <text:p>Electronics</text:p>
          </table:table-cell>
          <table:covered-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spberry Pi 2</text:p>
          </table:table-cell>
          <table:table-cell/>
          <table:table-cell table:style-name="ce6" office:value-type="currency" office:currency="EUR" office:value="37.5">
            <text:p>37.50 €</text:p>
          </table:table-cell>
          <table:table-cell office:value-type="string">
            <text:p>http://www.reichelt.com/?ARTICLE=15272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 Acceptor</text:p>
          </table:table-cell>
          <table:table-cell/>
          <table:table-cell table:style-name="ce6" office:value-type="currency" office:currency="EUR" office:value="25">
            <text:p>25.00 €</text:p>
          </table:table-cell>
          <table:table-cell office:value-type="string">
            <text:p>http://www.ebay.com/itm/25078412089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duino</text:p>
          </table:table-cell>
          <table:table-cell office:value-type="string">
            <text:p>ATtiny85</text:p>
          </table:table-cell>
          <table:table-cell table:style-name="ce6" office:value-type="currency" office:currency="EUR" office:value="1.2">
            <text:p>1.20 €</text:p>
          </table:table-cell>
          <table:table-cell office:value-type="string">
            <text:p>http://www.reichelt.com/?ARTICLE=6929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wer supply</text:p>
          </table:table-cell>
          <table:table-cell office:value-type="string">
            <text:p>12V/2A + 5V/2A</text:p>
          </table:table-cell>
          <table:table-cell table:style-name="ce6" office:value-type="currency" office:currency="EUR" office:value="3">
            <text:p>3.00 €</text:p>
          </table:table-cell>
          <table:table-cell office:value-type="string">
            <text:p>http://www.ebay.com/itm/1613703436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fi dongle</text:p>
          </table:table-cell>
          <table:table-cell/>
          <table:table-cell table:style-name="ce6" office:value-type="currency" office:currency="EUR" office:value="12">
            <text:p>12.00 €</text:p>
          </table:table-cell>
          <table:table-cell office:value-type="string">
            <text:p>http://www.aliexpress.com/item/Free-Shipping-Mini-150M-Networking-Cards-Wireless-Wifi-802-11-n-g-b-Computer-Accessories-High/1506557627.htm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” Android Tablet</text:p>
          </table:table-cell>
          <table:table-cell office:value-type="string">
            <text:p>Bitmore 1022Q</text:p>
          </table:table-cell>
          <table:table-cell table:style-name="ce6" office:value-type="currency" office:currency="EUR" office:value="150.41">
            <text:p>150.41 €</text:p>
          </table:table-cell>
          <table:table-cell office:value-type="string">
            <text:p>http://cosmodata.g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hermal printer</text:p>
          </table:table-cell>
          <table:table-cell/>
          <table:table-cell table:style-name="ce6" office:value-type="currency" office:currency="EUR" office:value="39">
            <text:p>39.00 €</text:p>
          </table:table-cell>
          <table:table-cell office:value-type="string">
            <text:p>http://www.aliexpress.com/item/58mm-Embedded-Thermal-Receipt-Printer-Mini-Panel-Printer/32328915173.htm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D card</text:p>
          </table:table-cell>
          <table:table-cell/>
          <table:table-cell table:style-name="ce6" office:value-type="currency" office:currency="EUR" office:value="3.11">
            <text:p>3.11 €</text:p>
          </table:table-cell>
          <table:table-cell office:value-type="string">
            <text:p>http://www.cosmodata.gr/product/4799/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table:number-columns-spanned="3" table:number-rows-spanned="1">
            <text:p>TOTAL</text:p>
          </table:table-cell>
          <table:covered-table-cell table:style-name="ce2"/>
          <table:covered-table-cell/>
          <table:table-cell table:style-name="ce2" table:formula="of:=SUM([.D5:.D25])" office:value-type="currency" office:currency="EUR" office:value="312.02">
            <text:p>312.02 €</text:p>
          </table:table-cell>
          <table:table-cell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s Koukoulakis</meta:initial-creator>
    <meta:creation-date>2015-09-24T13:38:43.969669515</meta:creation-date>
    <meta:generator>LibreOffice/3.5$Linux_X86_64 LibreOffice_project/350m1$Build-2</meta:generator>
    <dc:date>2015-10-14T12:11:40</dc:date>
    <dc:creator>Jann Kruse</dc:creator>
    <meta:editing-duration>PT11M19S</meta:editing-duration>
    <meta:editing-cycles>6</meta:editing-cycles>
    <meta:document-statistic meta:table-count="1" meta:cell-count="82" meta:object-count="0"/>
  </office:meta>
</office:document-meta>
</file>